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.setFirst( Child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.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Second( Child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wangran2.test_for_wang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ild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Children( List &lt; Child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setRoot( Roo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